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8073" calcext:value-type="float">
            <text:p>0.80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726" calcext:value-type="float">
            <text:p>0.72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852" calcext:value-type="float">
            <text:p>0.2852</text:p>
          </table:table-cell>
          <table:table-cell table:number-columns-repeated="2" office:value-type="float" office:value="0.3214" calcext:value-type="float">
            <text:p>0.3214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7443" calcext:value-type="float">
            <text:p>0.74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526" calcext:value-type="float">
            <text:p>0.05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5" calcext:value-type="float">
            <text:p>0.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213" calcext:value-type="float">
            <text:p>0.0213</text:p>
          </table:table-cell>
          <table:table-cell table:number-columns-repeated="2" office:value-type="float" office:value="0.0345" calcext:value-type="float">
            <text:p>0.0345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345" calcext:value-type="float">
            <text:p>0.03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13" calcext:value-type="float">
            <text:p>0.0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263" calcext:value-type="float">
            <text:p>0.0263</text:p>
          </table:table-cell>
          <table:table-cell table:number-columns-repeated="2" office:value-type="float" office:value="0.0526" calcext:value-type="float">
            <text:p>0.0526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526" calcext:value-type="float">
            <text:p>0.05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4" calcext:value-type="float">
            <text:p>0.0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345" calcext:value-type="float">
            <text:p>0.0345</text:p>
          </table:table-cell>
          <table:table-cell table:number-columns-repeated="2" office:value-type="float" office:value="0.0769" calcext:value-type="float">
            <text:p>0.0769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769" calcext:value-type="float">
            <text:p>0.0769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909" calcext:value-type="float">
            <text:p>0.0909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429" calcext:value-type="float">
            <text:p>0.14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429" calcext:value-type="float">
            <text:p>0.14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357" calcext:value-type="float">
            <text:p>0.0357</text:p>
          </table:table-cell>
          <table:table-cell table:number-columns-repeated="2" office:value-type="float" office:value="0.0769" calcext:value-type="float">
            <text:p>0.0769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769" calcext:value-type="float">
            <text:p>0.07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769" calcext:value-type="float">
            <text:p>0.0769</text:p>
          </table:table-cell>
          <table:table-cell table:number-columns-repeated="2" office:value-type="float" office:value="0.1667" calcext:value-type="float">
            <text:p>0.1667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1667" calcext:value-type="float">
            <text:p>0.1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raw-graphs" table:style-name="ta1">
        <table:shapes>
          <draw:frame draw:z-index="0" draw:style-name="gr1" draw:text-style-name="P1" svg:width="12.2795in" svg:height="6.4638in" svg:x="0.1142in" svg:y="0.1142in">
            <draw:object draw:notify-on-update-of-ranges="'raw-results'.C1:'raw-results'.T1 'raw-results'.C6:'raw-results'.T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5:38:48.451083188</dc:date>
    <dc:creator>Riccardo Porrini</dc:creator>
    <meta:generator>LibreOffice/4.2.4.2$Linux_X86_64 LibreOffice_project/420m0$Build-2</meta:generator>
    <meta:editing-duration>PT1M3S</meta:editing-duration>
    <meta:editing-cycles>3</meta:editing-cycles>
    <meta:document-statistic meta:table-count="2" meta:cell-count="140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91cm" svg:height="16.419cm" xlink:href=".." xlink:type="simple" chart:class="chart:bar" chart:style-name="ch1">
        <chart:title svg:x="15.055cm" svg:y="0.365cm" chart:style-name="ch2">
          <text:p>MRR</text:p>
        </chart:title>
        <chart:plot-area chart:style-name="ch3" table:cell-range-address="'raw-results'.C1:'raw-results'.T1 'raw-results'.C6:'raw-results'.T6" chart:data-source-has-labels="row" svg:x="0.128cm" svg:y="1.19cm" svg:width="29.833cm" svg:height="14.477cm">
          <chartooo:coordinate-region svg:x="4.93cm" svg:y="1.19cm" svg:width="24.791cm" svg:height="13.83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8073">
                <text:p>0.8073</text:p>
                <draw:g>
                  <svg:desc>'raw-results'.C6:'raw-results'.T6</svg:desc>
                </draw:g>
              </table:table-cell>
              <table:table-cell office:value-type="float" office:value="0.8073">
                <text:p>0.8073</text:p>
              </table:table-cell>
              <table:table-cell office:value-type="float" office:value="0.8073">
                <text:p>0.8073</text:p>
              </table:table-cell>
              <table:table-cell office:value-type="float" office:value="0.726">
                <text:p>0.726</text:p>
              </table:table-cell>
              <table:table-cell office:value-type="float" office:value="0.2028">
                <text:p>0.2028</text:p>
              </table:table-cell>
              <table:table-cell office:value-type="float" office:value="0.726">
                <text:p>0.726</text:p>
              </table:table-cell>
              <table:table-cell office:value-type="float" office:value="0.3214">
                <text:p>0.3214</text:p>
              </table:table-cell>
              <table:table-cell office:value-type="float" office:value="0.2852">
                <text:p>0.2852</text:p>
              </table:table-cell>
              <table:table-cell office:value-type="float" office:value="0.3214">
                <text:p>0.3214</text:p>
              </table:table-cell>
              <table:table-cell office:value-type="float" office:value="0.3214">
                <text:p>0.3214</text:p>
              </table:table-cell>
              <table:table-cell office:value-type="float" office:value="0.2852">
                <text:p>0.2852</text:p>
              </table:table-cell>
              <table:table-cell office:value-type="float" office:value="0.3214">
                <text:p>0.3214</text:p>
              </table:table-cell>
              <table:table-cell office:value-type="float" office:value="0.8172">
                <text:p>0.8172</text:p>
              </table:table-cell>
              <table:table-cell office:value-type="float" office:value="0.816">
                <text:p>0.816</text:p>
              </table:table-cell>
              <table:table-cell office:value-type="float" office:value="0.8172">
                <text:p>0.8172</text:p>
              </table:table-cell>
              <table:table-cell office:value-type="float" office:value="0.7755">
                <text:p>0.7755</text:p>
              </table:table-cell>
              <table:table-cell office:value-type="float" office:value="0.2854">
                <text:p>0.2854</text:p>
              </table:table-cell>
              <table:table-cell office:value-type="float" office:value="0.7443">
                <text:p>0.7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